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weight-asian="bold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4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0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80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1" office:value-type="string" calcext:value-type="string">
              <text:p>DATA</text:p>
            </table:table-cell>
            <table:table-cell table:style-name="ce37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1" office:value-type="string" calcext:value-type="string">
              <text:p>DATA</text:p>
            </table:table-cell>
            <table:table-cell table:style-name="ce70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80" table:number-columns-repeated="55"/>
          </table:table-row>
        </table:table-header-rows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8" office:value-type="string" calcext:value-type="string">
            <text:p>Mens. 09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2]-[.F2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8" office:value-type="string" calcext:value-type="string">
            <text:p>Mens. 10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3]-[.F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8" office:value-type="string" calcext:value-type="string">
            <text:p>Mens. 11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4]-[.F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8" office:value-type="string" calcext:value-type="string">
            <text:p>Mens. 12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5]-[.F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8" office:value-type="string" calcext:value-type="string">
            <text:p>Mens. 01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6]-[.F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8" office:value-type="string" calcext:value-type="string">
            <text:p>Mens. 02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7]-[.F7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8" office:value-type="string" calcext:value-type="string">
            <text:p>Mens. 03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8" office:value-type="string" calcext:value-type="string">
            <text:p>Mens. 04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8" office:value-type="string" calcext:value-type="string">
            <text:p>Mens. 05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8" office:value-type="string" calcext:value-type="string">
            <text:p>Mens. 06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8" office:value-type="string" calcext:value-type="string">
            <text:p>Mens. 07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8" office:value-type="string" calcext:value-type="string">
            <text:p>Mens. 08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3]-[.F1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8" office:value-type="string" calcext:value-type="string">
            <text:p>Mens. 09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4]-[.F1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8" office:value-type="string" calcext:value-type="string">
            <text:p>Mens. 10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5]-[.F1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8" office:value-type="string" calcext:value-type="string">
            <text:p>Mens. 11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6]-[.F1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8" office:value-type="string" calcext:value-type="string">
            <text:p>Mens. 12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7]-[.F17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3"/>
          <table:table-cell table:style-name="ce9" table:number-columns-repeated="5"/>
          <table:table-cell table:style-name="ce20" office:value-type="string" calcext:value-type="string">
            <text:p>TOTAL</text:p>
          </table:table-cell>
          <table:table-cell table:style-name="ce42" table:formula="of:=SUM([.H2:.H17])" office:value-type="float" office:value="12480" calcext:value-type="float">
            <text:p>12.480,00</text:p>
          </table:table-cell>
          <table:table-cell table:style-name="ce47"/>
          <table:table-cell table:style-name="ce80" table:number-columns-repeated="55"/>
        </table:table-row>
        <table:table-row table:style-name="ro3">
          <table:table-cell table:style-name="ce4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5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1969">
          <table:table-cell table:style-name="ce6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8">
      <number:text>(</number:text>
      <number:currency-symbol/>
      <number:text>\,)</number:text>
      <style:map style:condition="value()&gt;=0" style:apply-style-name="N118P0"/>
    </number:currency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42:24.605921257">00:00:00</text:time></text:span><text:span text:style-name="MT2"><text:s/></text:span></text:p>
        </style:region-center>
        <style:region-right>
          <text:p><text:span text:style-name="MT4">Lopes-Silva</text:span></text:p>
          <text:p><text:span text:style-name="MT2">Luis/Sonia - Tel.: 3241-10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opes-Silva</text:span></text:p>
          <text:p>lopessilva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42:24.6080270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1-05T15:59:30.881054426</dc:date>
    <dc:language>pt-PT</dc:language>
    <meta:editing-cycles>684</meta:editing-cycles>
    <meta:editing-duration>P1DT15H7M1S</meta:editing-duration>
    <meta:print-date>2019-11-27T10:23:54.118000000</meta:print-date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